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2181in"/>
    </style:style>
    <style:style style:name="co7" style:family="table-column">
      <style:table-column-properties fo:break-before="auto" style:column-width="0.2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/>
    </style:style>
  </office:automatic-styles>
  <office:body>
    <office:spreadsheet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11" table:number-rows-spanned="1">
            <text:p>Message Round-Trip Time of normal communication and communication right after one server is killed and the communication is moved to the second server</text:p>
          </table:table-cell>
          <table:covered-table-cell table:number-columns-repeated="10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3"/>
          <table:table-cell table:style-name="ce3" office:value-type="string" table:number-columns-spanned="4" table:number-rows-spanned="1">
            <text:p>Normal Message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Message After Server is Killed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>
            <text:p>Platform</text:p>
          </table:table-cell>
          <table:table-cell table:style-name="ce2"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/>
          <table:table-cell table:style-name="ce4" office:value-type="string">
            <text:p>Median</text:p>
          </table:table-cell>
          <table:table-cell table:style-name="ce4" office:value-type="string">
            <text:p>Average</text:p>
          </table:table-cell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</table:table-row>
        <table:table-row table:style-name="ro1">
          <table:table-cell/>
          <table:table-cell office:value-type="string">
            <text:p>Jade</text:p>
          </table:table-cell>
          <table:table-cell/>
          <table:table-cell table:formula="of:=MEDIAN([data.B4:.B33])" office:value-type="float" office:value="2.8819475">
            <text:p>2.8819475</text:p>
          </table:table-cell>
          <table:table-cell table:formula="of:=AVERAGE([data.B4:.B33])" office:value-type="float" office:value="3.1361741">
            <text:p>3.1361741</text:p>
          </table:table-cell>
          <table:table-cell table:formula="of:=MIN([data.B4:.B33])" office:value-type="float" office:value="1.808746">
            <text:p>1.808746</text:p>
          </table:table-cell>
          <table:table-cell table:formula="of:=MAX([data.B4:.B33])" office:value-type="float" office:value="5.709722">
            <text:p>5.709722</text:p>
          </table:table-cell>
          <table:table-cell/>
          <table:table-cell table:formula="of:=MEDIAN([data.C4:.C5];[data.C14:.C15];[data.C24:.C25])" office:value-type="float" office:value="3.3746095">
            <text:p>3.3746095</text:p>
          </table:table-cell>
          <table:table-cell table:formula="of:=AVERAGE([data.C4:.C5];[data.C14:.C15];[data.C24:.C25])" office:value-type="float" office:value="7.28256366666667">
            <text:p>7.2825636667</text:p>
          </table:table-cell>
          <table:table-cell table:formula="of:=MIN([data.C4:.C5];[data.C14:.C15];[data.C24:.C25])" office:value-type="float" office:value="2.977481">
            <text:p>2.977481</text:p>
          </table:table-cell>
          <table:table-cell table:formula="of:=MAX([data.C4:.C5];[data.C14:.C15];[data.C24:.C25])" office:value-type="float" office:value="15.676226">
            <text:p>15.676226</text:p>
          </table:table-cell>
        </table:table-row>
        <table:table-row table:style-name="ro1">
          <table:table-cell/>
          <table:table-cell office:value-type="string">
            <text:p>Fuse</text:p>
          </table:table-cell>
          <table:table-cell/>
          <table:table-cell table:formula="of:=MEDIAN([data.E4:.E33])" office:value-type="float" office:value="44.980623">
            <text:p>44.980623</text:p>
          </table:table-cell>
          <table:table-cell table:formula="of:=AVERAGE([data.E4:.E33])" office:value-type="float" office:value="46.2645095666667">
            <text:p>46.2645095667</text:p>
          </table:table-cell>
          <table:table-cell table:formula="of:=MIN([data.E4:.E33])" office:value-type="float" office:value="26.206052">
            <text:p>26.206052</text:p>
          </table:table-cell>
          <table:table-cell table:formula="of:=MAX([data.E4:.E33])" office:value-type="float" office:value="72.432646">
            <text:p>72.432646</text:p>
          </table:table-cell>
          <table:table-cell/>
          <table:table-cell table:formula="of:=MEDIAN([data.F4:.F5];[data.F14:.F15];[data.F24:.F25])" office:value-type="float" office:value="64.675036">
            <text:p>64.675036</text:p>
          </table:table-cell>
          <table:table-cell table:formula="of:=AVERAGE([data.F4:.F5];[data.F14:.F15];[data.F24:.F25])" office:value-type="float" office:value="63.8390458333333">
            <text:p>63.8390458333</text:p>
          </table:table-cell>
          <table:table-cell table:formula="of:=MIN([data.F4:.F5];[data.F14:.F15];[data.F24:.F25])" office:value-type="float" office:value="56.419023">
            <text:p>56.419023</text:p>
          </table:table-cell>
          <table:table-cell table:formula="of:=MAX([data.F4:.F5];[data.F14:.F15];[data.F24:.F25])" office:value-type="float" office:value="74.030156">
            <text:p>74.030156</text:p>
          </table:table-cell>
        </table:table-row>
        <table:table-row table:style-name="ro1">
          <table:table-cell/>
          <table:table-cell office:value-type="string">
            <text:p>Mule</text:p>
          </table:table-cell>
          <table:table-cell/>
          <table:table-cell table:formula="of:=MEDIAN([data.H6:.H33])" office:value-type="float" office:value="13.4765515">
            <text:p>13.4765515</text:p>
          </table:table-cell>
          <table:table-cell table:formula="of:=AVERAGE([data.H6:.H33])" office:value-type="float" office:value="14.8749031785714">
            <text:p>14.8749031786</text:p>
          </table:table-cell>
          <table:table-cell table:formula="of:=MIN([data.H6:.H33])" office:value-type="float" office:value="10.510395">
            <text:p>10.510395</text:p>
          </table:table-cell>
          <table:table-cell table:formula="of:=MAX([data.H6:.H33])" office:value-type="float" office:value="36.934875">
            <text:p>36.934875</text:p>
          </table:table-cell>
          <table:table-cell/>
          <table:table-cell table:formula="of:=MEDIAN([data.I4:.I5];[data.I14:.I15];[data.I24:.I25])" office:value-type="float" office:value="41.3677585">
            <text:p>41.3677585</text:p>
          </table:table-cell>
          <table:table-cell table:formula="of:=AVERAGE([data.I4:.I5];[data.I14:.I15];[data.I24:.I25])" office:value-type="float" office:value="39.950177">
            <text:p>39.950177</text:p>
          </table:table-cell>
          <table:table-cell table:formula="of:=MIN([data.I4:.I5];[data.I14:.I15];[data.I24:.I25])" office:value-type="float" office:value="30.696959">
            <text:p>30.696959</text:p>
          </table:table-cell>
          <table:table-cell table:formula="of:=MAX([data.I4:.I5];[data.I14:.I15];[data.I24:.I25])" office:value-type="float" office:value="45.940487">
            <text:p>45.940487</text:p>
          </table:table-cell>
        </table:table-row>
      </table:table>
      <table:table table:name="data" table:style-name="ta1">
        <table:table-column table:style-name="co5" table:default-cell-style-name="Default"/>
        <table:table-column table:style-name="co2" table:default-cell-style-name="Default"/>
        <table:table-column table:style-name="co2" table:default-cell-style-name="ce6"/>
        <table:table-column table:style-name="co6" table:default-cell-style-name="Default"/>
        <table:table-column table:style-name="co2" table:default-cell-style-name="Default"/>
        <table:table-column table:style-name="co2" table:default-cell-style-name="ce6"/>
        <table:table-column table:style-name="co7" table:default-cell-style-name="Default"/>
        <table:table-column table:style-name="co2" table:default-cell-style-name="Default"/>
        <table:table-column table:style-name="co2" table:default-cell-style-name="ce6"/>
        <table:table-row table:style-name="ro1">
          <table:table-cell table:number-columns-repeated="2"/>
          <table:table-cell table:style-name="Default"/>
          <table:table-cell/>
          <table:table-cell table:style-name="ce7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" office:value-type="string" table:number-columns-spanned="2" table:number-rows-spanned="1">
            <text:p>jade</text:p>
          </table:table-cell>
          <table:covered-table-cell table:style-name="Default"/>
          <table:table-cell/>
          <table:table-cell table:style-name="ce3" office:value-type="string" table:number-columns-spanned="2" table:number-rows-spanned="1">
            <text:p>fuse</text:p>
          </table:table-cell>
          <table:covered-table-cell table:style-name="Default"/>
          <table:table-cell/>
          <table:table-cell table:style-name="ce3" office:value-type="string" table:number-columns-spanned="2" table:number-rows-spanned="1">
            <text:p>mule</text:p>
          </table:table-cell>
          <table:covered-table-cell table:style-name="Default"/>
        </table:table-row>
        <table:table-row table:style-name="ro1">
          <table:table-cell/>
          <table:table-cell table:style-name="ce5" office:value-type="string">
            <text:p>normal</text:p>
          </table:table-cell>
          <table:table-cell table:style-name="ce5" office:value-type="string">
            <text:p>killed</text:p>
          </table:table-cell>
          <table:table-cell/>
          <table:table-cell table:style-name="ce5" office:value-type="string">
            <text:p>normal</text:p>
          </table:table-cell>
          <table:table-cell table:style-name="ce5" office:value-type="string">
            <text:p>killed</text:p>
          </table:table-cell>
          <table:table-cell table:style-name="ce5"/>
          <table:table-cell table:style-name="ce5" office:value-type="string">
            <text:p>normal</text:p>
          </table:table-cell>
          <table:table-cell table:style-name="ce5" office:value-type="string">
            <text:p>killed</text:p>
          </table:table-cell>
        </table:table-row>
        <table:table-row table:style-name="ro1">
          <table:table-cell/>
          <table:table-cell office:value-type="float" office:value="2.910015">
            <text:p>2.910015</text:p>
          </table:table-cell>
          <table:table-cell table:style-name="Default" office:value-type="float" office:value="15.228883">
            <text:p>15.228883</text:p>
          </table:table-cell>
          <table:table-cell/>
          <table:table-cell table:style-name="ce8" office:value-type="float" office:value="56.077615">
            <text:p>56.077615</text:p>
          </table:table-cell>
          <table:table-cell table:style-name="Default" office:value-type="float" office:value="56.419023">
            <text:p>56.419023</text:p>
          </table:table-cell>
          <table:table-cell/>
          <table:table-cell table:style-name="ce8" office:value-type="float" office:value="12.582668">
            <text:p>12.582668</text:p>
          </table:table-cell>
          <table:table-cell table:style-name="Default" office:value-type="float" office:value="34.925381">
            <text:p>34.925381</text:p>
          </table:table-cell>
        </table:table-row>
        <table:table-row table:style-name="ro1">
          <table:table-cell/>
          <table:table-cell office:value-type="float" office:value="3.117999">
            <text:p>3.117999</text:p>
          </table:table-cell>
          <table:table-cell table:style-name="Default" office:value-type="float" office:value="15.676226">
            <text:p>15.676226</text:p>
          </table:table-cell>
          <table:table-cell/>
          <table:table-cell table:style-name="ce8" office:value-type="float" office:value="72.432646">
            <text:p>72.432646</text:p>
          </table:table-cell>
          <table:table-cell table:style-name="Default" office:value-type="float" office:value="65.914682">
            <text:p>65.914682</text:p>
          </table:table-cell>
          <table:table-cell/>
          <table:table-cell table:style-name="ce8" office:value-type="float" office:value="21.985609">
            <text:p>21.985609</text:p>
          </table:table-cell>
          <table:table-cell table:style-name="Default" office:value-type="float" office:value="45.940487">
            <text:p>45.940487</text:p>
          </table:table-cell>
        </table:table-row>
        <table:table-row table:style-name="ro1">
          <table:table-cell/>
          <table:table-cell office:value-type="float" office:value="2.404369">
            <text:p>2.404369</text:p>
          </table:table-cell>
          <table:table-cell office:value-type="float" office:value="2.780043">
            <text:p>2.780043</text:p>
          </table:table-cell>
          <table:table-cell/>
          <table:table-cell office:value-type="float" office:value="37.301256">
            <text:p>37.301256</text:p>
          </table:table-cell>
          <table:table-cell office:value-type="float" office:value="60.945579">
            <text:p>60.945579</text:p>
          </table:table-cell>
          <table:table-cell/>
          <table:table-cell office:value-type="float" office:value="12.211374">
            <text:p>12.211374</text:p>
          </table:table-cell>
          <table:table-cell office:value-type="float" office:value="14.615277">
            <text:p>14.615277</text:p>
          </table:table-cell>
        </table:table-row>
        <table:table-row table:style-name="ro1">
          <table:table-cell/>
          <table:table-cell office:value-type="float" office:value="2.532685">
            <text:p>2.532685</text:p>
          </table:table-cell>
          <table:table-cell office:value-type="float" office:value="3.374348">
            <text:p>3.374348</text:p>
          </table:table-cell>
          <table:table-cell/>
          <table:table-cell office:value-type="float" office:value="39.602876">
            <text:p>39.602876</text:p>
          </table:table-cell>
          <table:table-cell office:value-type="float" office:value="61.434808">
            <text:p>61.434808</text:p>
          </table:table-cell>
          <table:table-cell/>
          <table:table-cell office:value-type="float" office:value="13.57338">
            <text:p>13.57338</text:p>
          </table:table-cell>
          <table:table-cell office:value-type="float" office:value="16.110934">
            <text:p>16.110934</text:p>
          </table:table-cell>
        </table:table-row>
        <table:table-row table:style-name="ro1">
          <table:table-cell/>
          <table:table-cell office:value-type="float" office:value="2.418655">
            <text:p>2.418655</text:p>
          </table:table-cell>
          <table:table-cell office:value-type="float" office:value="3.311044">
            <text:p>3.311044</text:p>
          </table:table-cell>
          <table:table-cell/>
          <table:table-cell office:value-type="float" office:value="45.474392">
            <text:p>45.474392</text:p>
          </table:table-cell>
          <table:table-cell office:value-type="float" office:value="28.824959">
            <text:p>28.824959</text:p>
          </table:table-cell>
          <table:table-cell/>
          <table:table-cell office:value-type="float" office:value="11.214879">
            <text:p>11.214879</text:p>
          </table:table-cell>
          <table:table-cell office:value-type="float" office:value="12.100947">
            <text:p>12.100947</text:p>
          </table:table-cell>
        </table:table-row>
        <table:table-row table:style-name="ro1">
          <table:table-cell/>
          <table:table-cell office:value-type="float" office:value="2.848747">
            <text:p>2.848747</text:p>
          </table:table-cell>
          <table:table-cell office:value-type="float" office:value="3.2225">
            <text:p>3.2225</text:p>
          </table:table-cell>
          <table:table-cell/>
          <table:table-cell office:value-type="float" office:value="63.259664">
            <text:p>63.259664</text:p>
          </table:table-cell>
          <table:table-cell office:value-type="float" office:value="42.883486">
            <text:p>42.883486</text:p>
          </table:table-cell>
          <table:table-cell/>
          <table:table-cell office:value-type="float" office:value="11.600504">
            <text:p>11.600504</text:p>
          </table:table-cell>
          <table:table-cell office:value-type="float" office:value="13.331291">
            <text:p>13.331291</text:p>
          </table:table-cell>
        </table:table-row>
        <table:table-row table:style-name="ro1">
          <table:table-cell/>
          <table:table-cell office:value-type="float" office:value="2.049617">
            <text:p>2.049617</text:p>
          </table:table-cell>
          <table:table-cell office:value-type="float" office:value="2.475227">
            <text:p>2.475227</text:p>
          </table:table-cell>
          <table:table-cell/>
          <table:table-cell office:value-type="float" office:value="26.206052">
            <text:p>26.206052</text:p>
          </table:table-cell>
          <table:table-cell office:value-type="float" office:value="65.582202">
            <text:p>65.582202</text:p>
          </table:table-cell>
          <table:table-cell/>
          <table:table-cell office:value-type="float" office:value="10.510395">
            <text:p>10.510395</text:p>
          </table:table-cell>
          <table:table-cell office:value-type="float" office:value="33.042414">
            <text:p>33.042414</text:p>
          </table:table-cell>
        </table:table-row>
        <table:table-row table:style-name="ro1">
          <table:table-cell/>
          <table:table-cell office:value-type="float" office:value="2.577294">
            <text:p>2.577294</text:p>
          </table:table-cell>
          <table:table-cell office:value-type="float" office:value="3.323318">
            <text:p>3.323318</text:p>
          </table:table-cell>
          <table:table-cell/>
          <table:table-cell office:value-type="float" office:value="39.623711">
            <text:p>39.623711</text:p>
          </table:table-cell>
          <table:table-cell office:value-type="float" office:value="73.728848">
            <text:p>73.728848</text:p>
          </table:table-cell>
          <table:table-cell/>
          <table:table-cell office:value-type="float" office:value="10.943822">
            <text:p>10.943822</text:p>
          </table:table-cell>
          <table:table-cell office:value-type="float" office:value="32.566287">
            <text:p>32.566287</text:p>
          </table:table-cell>
        </table:table-row>
        <table:table-row table:style-name="ro1">
          <table:table-cell/>
          <table:table-cell office:value-type="float" office:value="1.808746">
            <text:p>1.808746</text:p>
          </table:table-cell>
          <table:table-cell office:value-type="float" office:value="4.922989">
            <text:p>4.922989</text:p>
          </table:table-cell>
          <table:table-cell/>
          <table:table-cell office:value-type="float" office:value="63.964871">
            <text:p>63.964871</text:p>
          </table:table-cell>
          <table:table-cell office:value-type="float" office:value="81.26792">
            <text:p>81.26792</text:p>
          </table:table-cell>
          <table:table-cell/>
          <table:table-cell office:value-type="float" office:value="11.838197">
            <text:p>11.838197</text:p>
          </table:table-cell>
          <table:table-cell office:value-type="float" office:value="11.432456">
            <text:p>11.432456</text:p>
          </table:table-cell>
        </table:table-row>
        <table:table-row table:style-name="ro1">
          <table:table-cell/>
          <table:table-cell office:value-type="float" office:value="2.726656">
            <text:p>2.726656</text:p>
          </table:table-cell>
          <table:table-cell office:value-type="float" office:value="17.651922">
            <text:p>17.651922</text:p>
          </table:table-cell>
          <table:table-cell/>
          <table:table-cell office:value-type="float" office:value="65.180007">
            <text:p>65.180007</text:p>
          </table:table-cell>
          <table:table-cell office:value-type="float" office:value="100.449444">
            <text:p>100.449444</text:p>
          </table:table-cell>
          <table:table-cell/>
          <table:table-cell office:value-type="float" office:value="12.899221">
            <text:p>12.899221</text:p>
          </table:table-cell>
          <table:table-cell office:value-type="float" office:value="14.440121">
            <text:p>14.440121</text:p>
          </table:table-cell>
        </table:table-row>
        <table:table-row table:style-name="ro1">
          <table:table-cell/>
          <table:table-cell office:value-type="float" office:value="3.051915">
            <text:p>3.051915</text:p>
          </table:table-cell>
          <table:table-cell table:style-name="Default" office:value-type="float" office:value="3.246221">
            <text:p>3.246221</text:p>
          </table:table-cell>
          <table:table-cell/>
          <table:table-cell office:value-type="float" office:value="45.674749">
            <text:p>45.674749</text:p>
          </table:table-cell>
          <table:table-cell table:style-name="Default" office:value-type="float" office:value="57.176652">
            <text:p>57.176652</text:p>
          </table:table-cell>
          <table:table-cell/>
          <table:table-cell office:value-type="float" office:value="15.469458">
            <text:p>15.469458</text:p>
          </table:table-cell>
          <table:table-cell table:style-name="Default" office:value-type="float" office:value="41.006434">
            <text:p>41.006434</text:p>
          </table:table-cell>
        </table:table-row>
        <table:table-row table:style-name="ro1">
          <table:table-cell/>
          <table:table-cell office:value-type="float" office:value="2.889878">
            <text:p>2.889878</text:p>
          </table:table-cell>
          <table:table-cell table:style-name="Default" office:value-type="float" office:value="2.977481">
            <text:p>2.977481</text:p>
          </table:table-cell>
          <table:table-cell/>
          <table:table-cell office:value-type="float" office:value="48.206702">
            <text:p>48.206702</text:p>
          </table:table-cell>
          <table:table-cell table:style-name="Default" office:value-type="float" office:value="63.43539">
            <text:p>63.43539</text:p>
          </table:table-cell>
          <table:table-cell/>
          <table:table-cell office:value-type="float" office:value="17.619427">
            <text:p>17.619427</text:p>
          </table:table-cell>
          <table:table-cell table:style-name="Default" office:value-type="float" office:value="45.402718">
            <text:p>45.402718</text:p>
          </table:table-cell>
        </table:table-row>
        <table:table-row table:style-name="ro1">
          <table:table-cell/>
          <table:table-cell office:value-type="float" office:value="3.477206">
            <text:p>3.477206</text:p>
          </table:table-cell>
          <table:table-cell office:value-type="float" office:value="2.5381">
            <text:p>2.5381</text:p>
          </table:table-cell>
          <table:table-cell/>
          <table:table-cell office:value-type="float" office:value="50.255986">
            <text:p>50.255986</text:p>
          </table:table-cell>
          <table:table-cell office:value-type="float" office:value="53.682853">
            <text:p>53.682853</text:p>
          </table:table-cell>
          <table:table-cell/>
          <table:table-cell office:value-type="float" office:value="18.290508">
            <text:p>18.290508</text:p>
          </table:table-cell>
          <table:table-cell office:value-type="float" office:value="12.058994">
            <text:p>12.058994</text:p>
          </table:table-cell>
        </table:table-row>
        <table:table-row table:style-name="ro1">
          <table:table-cell/>
          <table:table-cell office:value-type="float" office:value="3.514394">
            <text:p>3.514394</text:p>
          </table:table-cell>
          <table:table-cell office:value-type="float" office:value="3.057669">
            <text:p>3.057669</text:p>
          </table:table-cell>
          <table:table-cell/>
          <table:table-cell office:value-type="float" office:value="58.645661">
            <text:p>58.645661</text:p>
          </table:table-cell>
          <table:table-cell office:value-type="float" office:value="55.454851">
            <text:p>55.454851</text:p>
          </table:table-cell>
          <table:table-cell/>
          <table:table-cell office:value-type="float" office:value="17.250441">
            <text:p>17.250441</text:p>
          </table:table-cell>
          <table:table-cell office:value-type="float" office:value="16.451209">
            <text:p>16.451209</text:p>
          </table:table-cell>
        </table:table-row>
        <table:table-row table:style-name="ro1">
          <table:table-cell/>
          <table:table-cell office:value-type="float" office:value="2.651452">
            <text:p>2.651452</text:p>
          </table:table-cell>
          <table:table-cell office:value-type="float" office:value="3.109195">
            <text:p>3.109195</text:p>
          </table:table-cell>
          <table:table-cell/>
          <table:table-cell office:value-type="float" office:value="33.527541">
            <text:p>33.527541</text:p>
          </table:table-cell>
          <table:table-cell office:value-type="float" office:value="42.16676">
            <text:p>42.16676</text:p>
          </table:table-cell>
          <table:table-cell/>
          <table:table-cell office:value-type="float" office:value="13.809471">
            <text:p>13.809471</text:p>
          </table:table-cell>
          <table:table-cell office:value-type="float" office:value="13.641327">
            <text:p>13.641327</text:p>
          </table:table-cell>
        </table:table-row>
        <table:table-row table:style-name="ro1">
          <table:table-cell/>
          <table:table-cell office:value-type="float" office:value="3.355058">
            <text:p>3.355058</text:p>
          </table:table-cell>
          <table:table-cell office:value-type="float" office:value="8.040544">
            <text:p>8.040544</text:p>
          </table:table-cell>
          <table:table-cell/>
          <table:table-cell office:value-type="float" office:value="35.969947">
            <text:p>35.969947</text:p>
          </table:table-cell>
          <table:table-cell office:value-type="float" office:value="51.24773">
            <text:p>51.24773</text:p>
          </table:table-cell>
          <table:table-cell/>
          <table:table-cell office:value-type="float" office:value="15.597734">
            <text:p>15.597734</text:p>
          </table:table-cell>
          <table:table-cell office:value-type="float" office:value="15.02775">
            <text:p>15.02775</text:p>
          </table:table-cell>
        </table:table-row>
        <table:table-row table:style-name="ro1">
          <table:table-cell/>
          <table:table-cell office:value-type="float" office:value="2.730104">
            <text:p>2.730104</text:p>
          </table:table-cell>
          <table:table-cell office:value-type="float" office:value="25.108325">
            <text:p>25.108325</text:p>
          </table:table-cell>
          <table:table-cell/>
          <table:table-cell office:value-type="float" office:value="49.457458">
            <text:p>49.457458</text:p>
          </table:table-cell>
          <table:table-cell office:value-type="float" office:value="70.002684">
            <text:p>70.002684</text:p>
          </table:table-cell>
          <table:table-cell/>
          <table:table-cell office:value-type="float" office:value="22.614835">
            <text:p>22.614835</text:p>
          </table:table-cell>
          <table:table-cell office:value-type="float" office:value="14.783324">
            <text:p>14.783324</text:p>
          </table:table-cell>
        </table:table-row>
        <table:table-row table:style-name="ro1">
          <table:table-cell/>
          <table:table-cell office:value-type="float" office:value="3.205084">
            <text:p>3.205084</text:p>
          </table:table-cell>
          <table:table-cell office:value-type="float" office:value="25.601041">
            <text:p>25.601041</text:p>
          </table:table-cell>
          <table:table-cell/>
          <table:table-cell office:value-type="float" office:value="51.43238">
            <text:p>51.43238</text:p>
          </table:table-cell>
          <table:table-cell office:value-type="float" office:value="79.652985">
            <text:p>79.652985</text:p>
          </table:table-cell>
          <table:table-cell/>
          <table:table-cell office:value-type="float" office:value="36.934875">
            <text:p>36.934875</text:p>
          </table:table-cell>
          <table:table-cell office:value-type="float" office:value="15.305849">
            <text:p>15.305849</text:p>
          </table:table-cell>
        </table:table-row>
        <table:table-row table:style-name="ro1">
          <table:table-cell/>
          <table:table-cell office:value-type="float" office:value="3.024074">
            <text:p>3.024074</text:p>
          </table:table-cell>
          <table:table-cell office:value-type="float" office:value="3.439061">
            <text:p>3.439061</text:p>
          </table:table-cell>
          <table:table-cell/>
          <table:table-cell office:value-type="float" office:value="44.486854">
            <text:p>44.486854</text:p>
          </table:table-cell>
          <table:table-cell office:value-type="float" office:value="77.63357">
            <text:p>77.63357</text:p>
          </table:table-cell>
          <table:table-cell/>
          <table:table-cell office:value-type="float" office:value="12.562151">
            <text:p>12.562151</text:p>
          </table:table-cell>
          <table:table-cell office:value-type="float" office:value="11.351691">
            <text:p>11.351691</text:p>
          </table:table-cell>
        </table:table-row>
        <table:table-row table:style-name="ro1">
          <table:table-cell/>
          <table:table-cell office:value-type="float" office:value="2.774197">
            <text:p>2.774197</text:p>
          </table:table-cell>
          <table:table-cell office:value-type="float" office:value="3.45468">
            <text:p>3.45468</text:p>
          </table:table-cell>
          <table:table-cell/>
          <table:table-cell office:value-type="float" office:value="53.457082">
            <text:p>53.457082</text:p>
          </table:table-cell>
          <table:table-cell office:value-type="float" office:value="112.838761">
            <text:p>112.838761</text:p>
          </table:table-cell>
          <table:table-cell/>
          <table:table-cell office:value-type="float" office:value="16.281507">
            <text:p>16.281507</text:p>
          </table:table-cell>
          <table:table-cell office:value-type="float" office:value="18.991013">
            <text:p>18.991013</text:p>
          </table:table-cell>
        </table:table-row>
        <table:table-row table:style-name="ro1">
          <table:table-cell/>
          <table:table-cell office:value-type="float" office:value="2.799344">
            <text:p>2.799344</text:p>
          </table:table-cell>
          <table:table-cell table:style-name="Default" office:value-type="float" office:value="3.502998">
            <text:p>3.502998</text:p>
          </table:table-cell>
          <table:table-cell/>
          <table:table-cell office:value-type="float" office:value="33.449341">
            <text:p>33.449341</text:p>
          </table:table-cell>
          <table:table-cell table:style-name="Default" office:value-type="float" office:value="66.058372">
            <text:p>66.058372</text:p>
          </table:table-cell>
          <table:table-cell/>
          <table:table-cell office:value-type="float" office:value="12.013449">
            <text:p>12.013449</text:p>
          </table:table-cell>
          <table:table-cell table:style-name="Default" office:value-type="float" office:value="30.696959">
            <text:p>30.696959</text:p>
          </table:table-cell>
        </table:table-row>
        <table:table-row table:style-name="ro1">
          <table:table-cell/>
          <table:table-cell office:value-type="float" office:value="2.874017">
            <text:p>2.874017</text:p>
          </table:table-cell>
          <table:table-cell table:style-name="Default" office:value-type="float" office:value="3.063573">
            <text:p>3.063573</text:p>
          </table:table-cell>
          <table:table-cell/>
          <table:table-cell office:value-type="float" office:value="38.410481">
            <text:p>38.410481</text:p>
          </table:table-cell>
          <table:table-cell table:style-name="Default" office:value-type="float" office:value="74.030156">
            <text:p>74.030156</text:p>
          </table:table-cell>
          <table:table-cell/>
          <table:table-cell office:value-type="float" office:value="13.379723">
            <text:p>13.379723</text:p>
          </table:table-cell>
          <table:table-cell table:style-name="Default" office:value-type="float" office:value="41.729083">
            <text:p>41.729083</text:p>
          </table:table-cell>
        </table:table-row>
        <table:table-row table:style-name="ro1">
          <table:table-cell/>
          <table:table-cell office:value-type="float" office:value="2.585227">
            <text:p>2.585227</text:p>
          </table:table-cell>
          <table:table-cell office:value-type="float" office:value="3.040449">
            <text:p>3.040449</text:p>
          </table:table-cell>
          <table:table-cell/>
          <table:table-cell office:value-type="float" office:value="32.823695">
            <text:p>32.823695</text:p>
          </table:table-cell>
          <table:table-cell office:value-type="float" office:value="49.056112">
            <text:p>49.056112</text:p>
          </table:table-cell>
          <table:table-cell/>
          <table:table-cell office:value-type="float" office:value="12.293517">
            <text:p>12.293517</text:p>
          </table:table-cell>
          <table:table-cell office:value-type="float" office:value="11.863453">
            <text:p>11.863453</text:p>
          </table:table-cell>
        </table:table-row>
        <table:table-row table:style-name="ro1">
          <table:table-cell/>
          <table:table-cell office:value-type="float" office:value="2.574113">
            <text:p>2.574113</text:p>
          </table:table-cell>
          <table:table-cell office:value-type="float" office:value="2.931319">
            <text:p>2.931319</text:p>
          </table:table-cell>
          <table:table-cell/>
          <table:table-cell office:value-type="float" office:value="34.606128">
            <text:p>34.606128</text:p>
          </table:table-cell>
          <table:table-cell office:value-type="float" office:value="59.055434">
            <text:p>59.055434</text:p>
          </table:table-cell>
          <table:table-cell/>
          <table:table-cell office:value-type="float" office:value="12.778117">
            <text:p>12.778117</text:p>
          </table:table-cell>
          <table:table-cell office:value-type="float" office:value="14.457815">
            <text:p>14.457815</text:p>
          </table:table-cell>
        </table:table-row>
        <table:table-row table:style-name="ro1">
          <table:table-cell/>
          <table:table-cell office:value-type="float" office:value="4.61898">
            <text:p>4.61898</text:p>
          </table:table-cell>
          <table:table-cell office:value-type="float" office:value="6.130485">
            <text:p>6.130485</text:p>
          </table:table-cell>
          <table:table-cell/>
          <table:table-cell office:value-type="float" office:value="34.847631">
            <text:p>34.847631</text:p>
          </table:table-cell>
          <table:table-cell office:value-type="float" office:value="40.63898">
            <text:p>40.63898</text:p>
          </table:table-cell>
          <table:table-cell/>
          <table:table-cell office:value-type="float" office:value="11.966058">
            <text:p>11.966058</text:p>
          </table:table-cell>
          <table:table-cell office:value-type="float" office:value="21.755161">
            <text:p>21.755161</text:p>
          </table:table-cell>
        </table:table-row>
        <table:table-row table:style-name="ro1">
          <table:table-cell/>
          <table:table-cell office:value-type="float" office:value="4.482764">
            <text:p>4.482764</text:p>
          </table:table-cell>
          <table:table-cell office:value-type="float" office:value="8.53865">
            <text:p>8.53865</text:p>
          </table:table-cell>
          <table:table-cell/>
          <table:table-cell office:value-type="float" office:value="36.882458">
            <text:p>36.882458</text:p>
          </table:table-cell>
          <table:table-cell office:value-type="float" office:value="36.485049">
            <text:p>36.485049</text:p>
          </table:table-cell>
          <table:table-cell/>
          <table:table-cell office:value-type="float" office:value="14.314795">
            <text:p>14.314795</text:p>
          </table:table-cell>
          <table:table-cell office:value-type="float" office:value="24.235579">
            <text:p>24.235579</text:p>
          </table:table-cell>
        </table:table-row>
        <table:table-row table:style-name="ro1">
          <table:table-cell/>
          <table:table-cell office:value-type="float" office:value="3.602195">
            <text:p>3.602195</text:p>
          </table:table-cell>
          <table:table-cell office:value-type="float" office:value="2.619101">
            <text:p>2.619101</text:p>
          </table:table-cell>
          <table:table-cell/>
          <table:table-cell office:value-type="float" office:value="38.452673">
            <text:p>38.452673</text:p>
          </table:table-cell>
          <table:table-cell office:value-type="float" office:value="68.187521">
            <text:p>68.187521</text:p>
          </table:table-cell>
          <table:table-cell/>
          <table:table-cell office:value-type="float" office:value="14.756847">
            <text:p>14.756847</text:p>
          </table:table-cell>
          <table:table-cell office:value-type="float" office:value="14.244407">
            <text:p>14.244407</text:p>
          </table:table-cell>
        </table:table-row>
        <table:table-row table:style-name="ro1">
          <table:table-cell/>
          <table:table-cell office:value-type="float" office:value="3.377568">
            <text:p>3.377568</text:p>
          </table:table-cell>
          <table:table-cell office:value-type="float" office:value="3.096794">
            <text:p>3.096794</text:p>
          </table:table-cell>
          <table:table-cell/>
          <table:table-cell office:value-type="float" office:value="43.163947">
            <text:p>43.163947</text:p>
          </table:table-cell>
          <table:table-cell office:value-type="float" office:value="88.682674">
            <text:p>88.682674</text:p>
          </table:table-cell>
          <table:table-cell/>
          <table:table-cell office:value-type="float" office:value="16.985789">
            <text:p>16.985789</text:p>
          </table:table-cell>
          <table:table-cell office:value-type="float" office:value="20.374747">
            <text:p>20.374747</text:p>
          </table:table-cell>
        </table:table-row>
        <table:table-row table:style-name="ro1">
          <table:table-cell/>
          <table:table-cell office:value-type="float" office:value="5.709722">
            <text:p>5.709722</text:p>
          </table:table-cell>
          <table:table-cell office:value-type="float" office:value="3.483518">
            <text:p>3.483518</text:p>
          </table:table-cell>
          <table:table-cell/>
          <table:table-cell office:value-type="float" office:value="49.051017">
            <text:p>49.051017</text:p>
          </table:table-cell>
          <table:table-cell office:value-type="float" office:value="43.436586">
            <text:p>43.436586</text:p>
          </table:table-cell>
          <table:table-cell/>
          <table:table-cell office:value-type="float" office:value="12.251127">
            <text:p>12.251127</text:p>
          </table:table-cell>
          <table:table-cell office:value-type="float" office:value="19.340628">
            <text:p>19.340628</text:p>
          </table:table-cell>
        </table:table-row>
        <table:table-row table:style-name="ro1">
          <table:table-cell/>
          <table:table-cell office:value-type="float" office:value="5.393148">
            <text:p>5.393148</text:p>
          </table:table-cell>
          <table:table-cell office:value-type="float" office:value="3.257241">
            <text:p>3.257241</text:p>
          </table:table-cell>
          <table:table-cell/>
          <table:table-cell office:value-type="float" office:value="66.010466">
            <text:p>66.010466</text:p>
          </table:table-cell>
          <table:table-cell office:value-type="float" office:value="65.366365">
            <text:p>65.366365</text:p>
          </table:table-cell>
          <table:table-cell/>
          <table:table-cell office:value-type="float" office:value="14.535688">
            <text:p>14.535688</text:p>
          </table:table-cell>
          <table:table-cell office:value-type="float" office:value="21.044309">
            <text:p>21.0443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09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3-01T09:01:41</meta:creation-date>
    <dc:date>2012-03-01T09:48:12</dc:date>
    <dc:creator>Martin Srom</dc:creator>
    <meta:editing-duration>PT46M31S</meta:editing-duration>
    <meta:editing-cycles>11</meta:editing-cycles>
    <meta:generator>LibreOffice/3.4$Unix LibreOffice_project/340m1$Build-502</meta:generator>
    <meta:document-statistic meta:table-count="2" meta:cell-count="228" meta:object-count="0"/>
  </office:meta>
</office:document-meta>
</file>